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1.982cm" svg:y="-4.986cm"/>
          <draw:glue-point draw:id="5" svg:x="-4.851cm" svg:y="5.009cm"/>
          <draw:glue-point draw:id="6" svg:x="-4.992cm" svg:y="-1.339cm"/>
          <draw:glue-point draw:id="7" svg:x="4.98cm" svg:y="-1.655cm"/>
          <draw:glue-point draw:id="8" svg:x="-1.711cm" svg:y="-0.743cm"/>
          <draw:path draw:style-name="gr1" draw:layer="layout" svg:width="0.182cm" svg:height="0.466cm" svg:x="0.789cm" svg:y="1.386cm" svg:viewBox="0 0 183 467" svg:d="m29 385-29 64c0 0 0 27 38 14l33-14 36-41 6-3c1-12 1-25 4-37 5-22-3-45 4-65 18-50 35-99 53-148 14-38-7-83 9-121l-107-34c-8 113-9 227-15 340-10 16-22 31-33 45l1-1z">
            <text:p/>
          </draw:path>
          <draw:path draw:style-name="gr1" draw:layer="layout" svg:width="0.165cm" svg:height="0.465cm" svg:x="1.076cm" svg:y="1.389cm" svg:viewBox="0 0 166 466" svg:d="m32 373 1 13 30 38 50 42 33-3c8-22 20-28 20-28-21-18-46-32-57-59-7-17-12-35-11-52 3-108 14-215 26-324l-115 27c-9 5-5 16-6 22-2 26-5 51 0 77 5 23 14 43 18 66 11 62 16 121 11 181z">
            <text:p/>
          </draw:path>
          <draw:path draw:style-name="gr1" draw:layer="layout" svg:width="0.213cm" svg:height="0.241cm" svg:x="0.2cm" svg:y="0cm" svg:viewBox="0 0 214 242" svg:d="m104 71c5 5 6 12 7 17 2 22-6 44-14 65-2 5-2 19-8 15-7-5-14-16-21-18-10-4-20 6-30 12 18 24 40 48 30 80-22-34-46-67-64-103-8-20-4-49 7-65 18-26 46-47 77-55 42-10 83-19 126-19-38 19-75 38-112 64-2 1 0 5 2 7z">
            <text:p/>
          </draw:path>
          <draw:path draw:style-name="gr1" draw:layer="layout" svg:width="0.077cm" svg:height="0.101cm" svg:x="0.386cm" svg:y="0.027cm" svg:viewBox="0 0 78 102" svg:d="m64 47c-10 19-19 37-31 55 1-3-1-5-3-6-5-1-13 2-15-1-3-3-3-12 0-15 3-4 13 2 14 1 19-30-16-55-29-81 28 0 51 17 78 21-6 8-9 17-14 25z">
            <text:p/>
          </draw:path>
          <draw:path draw:style-name="gr1" draw:layer="layout" svg:width="0.046cm" svg:height="0.022cm" svg:x="0.332cm" svg:y="0.104cm" svg:viewBox="0 0 47 23" svg:d="m13 23c-5-1-12 0-12-1-7-27 29-15 46-22-4 18-15 26-34 22z">
            <text:p/>
          </draw:path>
          <draw:path draw:style-name="gr1" draw:layer="layout" svg:width="0.027cm" svg:height="0.016cm" svg:x="0.373cm" svg:y="0.154cm" svg:viewBox="0 0 28 17" svg:d="m19 17c-6 0-13 0-19 0 7-7 15-13 25-17-1 5 1 11 3 17-3 0-6 0-9 0z">
            <text:p/>
          </draw:path>
          <draw:path draw:style-name="gr1" draw:layer="layout" svg:width="0.055cm" svg:height="0.01cm" svg:x="0.348cm" svg:y="0.193cm" svg:viewBox="0 0 56 11" svg:d="m39 11c-13 0-26 0-39 0 4-5 12-7 17-8 12-1 29-10 39 8-6 0-12 0-17 0z">
            <text:p/>
          </draw:path>
          <draw:path draw:style-name="gr1" draw:layer="layout" svg:width="0.02cm" svg:height="0.008cm" svg:x="0.367cm" svg:y="0.213cm" svg:viewBox="0 0 21 9" svg:d="m17 1c10 4-4 4-3 8-7 2-10-5-14-9 5 0 12 0 17 1z">
            <text:p/>
          </draw:path>
          <draw:path draw:style-name="gr1" draw:layer="layout" svg:width="0.247cm" svg:height="0.089cm" svg:x="0.348cm" svg:y="1.9cm" svg:viewBox="0 0 248 90" svg:d="m140 0c37 24 72 49 108 74-6 4-4 15-9 16-29 0-58 1-87-4-27-4-50-21-76-29-4-2-4 12-7 13-22 4-45-3-61-15-11-9 0-33-8-50z">
            <text:p/>
          </draw:path>
          <draw:path draw:style-name="gr1" draw:layer="layout" svg:width="0.611cm" svg:height="1.64cm" svg:x="0cm" svg:y="0.266cm" svg:viewBox="0 0 612 1641" svg:d="m347 1641c0-1-4-1-4-1-8-247-4-494-12-741-39 242-70 476-117 724-1 5-17 2-18 10l-120-2c4-8-4-24-3-37 15-132 31-259 38-390 7-133 10-265 17-398 1-23 11-47 9-71 0-7-13-12-22-14 9-22 12-46 19-69-40-43-83-81-118-130-11-16-16-40-16-59 6-115 33-227 32-343 56-35 123-44 183-71 23-10 46-23 54-49 30 21 55 50 88 66 3 2 6-7 8-12 0 1 2 2 2 3 3-9 3-15 11-22-2-1-4-3-2-5 5-5 6-12 11-17 5 10 14 17 22 21 48 21 96 39 145 58 17 6 36 19 43 33 6 10-1 29-5 45-4 19-8 37-8 55-1 81 22 160 28 241-35 44-61 94-94 140 8 39 26 77 25 115 0 4-22 8-22 14-1 45 8 90 5 135-14 256-15 511-38 765l-140 6z">
            <text:p/>
          </draw:path>
          <draw:path draw:style-name="gr1" draw:layer="layout" svg:width="0.177cm" svg:height="0.104cm" svg:x="0.021cm" svg:y="1.896cm" svg:viewBox="0 0 178 105" svg:d="m176 1c-3 17 7 36-2 48-11 16-33 23-52 34-7 3-3 18-12 19-37 4-73 2-110 2 1-18-3-38 5-51 14-21 39-33 50-53z">
            <text:p/>
          </draw:path>
          <draw:path draw:style-name="gr1" draw:layer="layout" svg:width="0.03cm" svg:height="0.137cm" svg:x="0.129cm" svg:y="0.603cm" svg:viewBox="0 0 31 138" svg:d="m29 96c-1-32-5-64-11-96-13 30-18 65-18 96 0 13 16 28 27 42 7-14 2-28 2-42z">
            <text:p/>
          </draw:path>
          <draw:path draw:style-name="gr1" draw:layer="layout" svg:width="0.366cm" svg:height="0.334cm" svg:x="0.861cm" svg:y="0.031cm" svg:viewBox="0 0 367 335" svg:d="m24 335c-8-10-24-10-24-25 9 0 19 1 27-6-16-6-24-20-26-36 0-2 4-10 7-9 6 0 7 11 14 15 2 1 4-1 5-3 2-9-1-17-2-25 9 3 25 6 25-3 0-13-19-28-7-39 3-3 16 14 18 3 1-10-14-21-13-32 1-8 16-10 19-17 5-13-5-29-2-40 11-35 31-65 48-98 42-1 58-41 126-6 2 1-7-1-5 3 1 3 4 5 5 6 12 0 25-1 30 9 3 8-8 17-6 24 4 10 24 5 27 15 4 17-17 35-14 51 1 9 21 13 28 23 7 13-2 30 10 43 4-5 10-10 16-13 2 10 6 20 11 30 7-10 16-18 22-28 7 6 4 16 2 18-12 12-23 26-40 31-2 0-4 2-4 4l-20-11c-2 5 14 12 7 14l3 11c10 10 22 3 33 0 6 19-20 21-23 36-1 7 13 5 20 2-2 14-14 21-22 30z">
            <text:p/>
          </draw:path>
          <draw:path draw:style-name="gr1" draw:layer="layout" svg:width="0.197cm" svg:height="0.135cm" svg:x="1.091cm" svg:y="1.759cm" svg:viewBox="0 0 198 136" svg:d="m151 61c19 18 30 43 47 61 3 4-9 14-15 14-31-2-59 3-88-7-24-9-25-44-59-61-11 11-4 26-9 39 0 1-6 0-6 0-11-36-38-79-4-107l1 12 31 38 50 42 33-3c8-22 19-28 19-28z">
            <text:p/>
          </draw:path>
          <draw:path draw:style-name="gr1" draw:layer="layout" svg:width="0.625cm" svg:height="1.111cm" svg:x="0.742cm" svg:y="0.328cm" svg:viewBox="0 0 626 1112" svg:d="m229 1108c6-14 30-17 46-15 7 1 13 17 20 18 13 1 24-17 38-19 5 0 8 7 11 13l46-14 38 21 23-35h7c0-3 8-5 8-6 16-133 22-261 38-395 2-19-5-38-3-57 6 2 11-4 16-3-1-30-13-58-13-88 40-49 82-94 115-150 6-9 9-26 5-39-14-42-29-83-44-124-22-61-40-123-63-184-26-9-54-8-79-16l-125-15-169 37c-38 12-76 25-110 46-7 59 0 116-12 176-7 34-11 65-17 99-2 15-8 29-4 43 6 18 7 39 18 51 32 33 76 51 111 82-3 23-12 45-19 68-3 9 10 8 9 11-2 15-13 30-15 44-15 139-9 276-2 414 0 3 20-5 20 3l26 26 46-13 34 24z">
            <text:p/>
          </draw:path>
          <draw:path draw:style-name="gr1" draw:layer="layout" svg:width="0.032cm" svg:height="0.036cm" svg:x="1.108cm" svg:y="0.269cm" svg:viewBox="0 0 33 37" svg:d="m33 22c-7-9-18-14-26-22-2 2-7 5-7 8 0 11-3 29 7 29 7-1 1-17 3-26 3 7 5 15 12 19 5 3 5-6 10-8z">
            <text:p/>
          </draw:path>
          <draw:path draw:style-name="gr2" draw:layer="layout" svg:width="0.151cm" svg:height="0.335cm" svg:x="0.982cm" svg:y="0.097cm" svg:viewBox="0 0 152 336" svg:d="m129 309c-2-1-3-3-6-2 0-4-1-9 1-11s6 0 10 0c-1 2 1 4 3 5 6-19 1-39-2-57-1-8-17-7-21-13-9-11-14-51-2-50 29 2 31-55 39-88 4-13-3-17-8-32-4 2-2 7-3 8-7 3-16 7-21 2-3-2-3-12 0-14 5-4 26-8 26-7 5-15-3-27-13-41-5 8-10 10-20 8 6-5 6-20-1-17-12 7-11 28-29 28 0-8 0-16-6-22-6 9-12 19-22 18-6-1-3-19-12-11-10 9 7 22 4 34-8 25-8 49-21 73-3 3-2 9 0 13 2 6 8 10 16 8-1 11-12 5-17 12-1 2-1 5 0 7 6 9 16 10 25 9-3 16-21 19-33 11-3 17 6 32 22 36-8 10-19 2-27 7-9 7 3 20-1 31-1-4-6-3-7-2-7 12 2 28 5 41 1-4 5-3 8-3 5 2 2 7 3 11-3 0-6 0-8 0-8 4 2 9-1 14 27 15 56 24 86 20 7-1 17-6 25-12-7-5-22 0-16-13 2-6 9-4 13-3 4 3-1 9 0 13 1 3 3 4 6 3 7-5 15-9 18-17 1-1-2-4-4-4-4-1-2 9-8 7z">
            <text:p/>
          </draw:path>
          <draw:path draw:style-name="gr1" draw:layer="layout" svg:width="0.044cm" svg:height="0.019cm" svg:x="1.042cm" svg:y="0.155cm" svg:viewBox="0 0 45 20" svg:d="m36 14c-1 3-4 6-6 6-12-2-24-1-30-14 15-5 30-10 44-2 3 3-6 6-8 10z">
            <text:p/>
          </draw:path>
          <draw:path draw:style-name="gr1" draw:layer="layout" svg:width="0.022cm" svg:height="0.014cm" svg:x="1.093cm" svg:y="0.197cm" svg:viewBox="0 0 23 15" svg:d="m23 11c-4 9-15 1-23 3 5-9 9-13 20-14 0 5 3 8 3 11z">
            <text:p/>
          </draw:path>
          <draw:path draw:style-name="gr1" draw:layer="layout" svg:width="0.046cm" svg:height="0.009cm" svg:x="1.077cm" svg:y="0.227cm" svg:viewBox="0 0 47 10" svg:d="m28 8c-9 1-19 4-28 1 14-9 31-5 47-9-2 1-4 3-3 6-5 0-11 1-17 2z">
            <text:p/>
          </draw:path>
          <draw:path draw:style-name="gr1" draw:layer="layout" svg:width="0.017cm" svg:height="0.016cm" svg:x="1.064cm" svg:y="0.408cm" svg:viewBox="0 0 18 17" svg:d="m14 16c-6 4-16-2-14-10 2-4 6-7 11-6 7 3 10 12 3 16z">
            <text:p/>
          </draw:path>
          <draw:path draw:style-name="gr1" draw:layer="layout" svg:width="0.014cm" svg:height="0.014cm" svg:x="1.044cm" svg:y="0.408cm" svg:viewBox="0 0 15 15" svg:d="m8 15c-3 2-4-5-8-3 0-4-2-10 3-11 4-1 9-2 11 2 2 6 0 10-6 12z">
            <text:p/>
          </draw:path>
          <draw:path draw:style-name="gr1" draw:layer="layout" svg:width="0.015cm" svg:height="0.014cm" svg:x="1.022cm" svg:y="0.403cm" svg:viewBox="0 0 16 15" svg:d="m9 14c-3 1-8 2-8-3-1-4-2-9 2-11 9-1 16 4 12 11-1 2-4 3-6 3z">
            <text:p/>
          </draw:path>
          <draw:path draw:style-name="gr1" draw:layer="layout" svg:width="0.012cm" svg:height="0.012cm" svg:x="1.006cm" svg:y="0.394cm" svg:viewBox="0 0 13 13" svg:d="m9 12c-3 1-8 1-9-3-2-9 7-11 11-8 2 2 2 8-3 11z">
            <text:p/>
          </draw:path>
          <draw:path draw:style-name="gr1" draw:layer="layout" svg:width="0.027cm" svg:height="0.007cm" svg:x="1.088cm" svg:y="0.239cm" svg:viewBox="0 0 28 8" svg:d="m14 8c-5 0-10-2-14-5 9-1 18-2 28-3-3 5-8 7-14 8z">
            <text:p/>
          </draw:path>
          <draw:path draw:style-name="gr2" draw:layer="layout" svg:width="0.17cm" svg:height="0.367cm" svg:x="0.24cm" svg:y="0.273cm" svg:viewBox="0 0 171 368" svg:d="m0 35 41 124 88 209 42-217-9-121-16-17-28 51-91-64c0 17-27 35-27 35z">
            <text:p/>
          </draw:path>
          <draw:polygon draw:style-name="gr1" draw:layer="layout" svg:width="0.055cm" svg:height="0.307cm" svg:x="0.329cm" svg:y="0.339cm" svg:viewBox="0 0 56 308" draw:points="19,1 30,8 37,0 49,15 35,34 56,226 40,308 0,215 19,33 8,19">
            <text:p/>
          </draw:polygon>
          <draw:path draw:style-name="gr2" draw:layer="layout" svg:width="0.152cm" svg:height="0.245cm" svg:x="0.994cm" svg:y="0.404cm" svg:viewBox="0 0 153 246" svg:d="m0 6 9 44 106 196 38-182-25-64c-46 57-128 6-128 6z">
            <text:p/>
          </draw:path>
          <draw:path draw:style-name="gr1" draw:layer="layout" svg:width="0.154cm" svg:height="0.13cm" svg:x="0.748cm" svg:y="1.768cm" svg:viewBox="0 0 155 131" svg:d="m148 22-36 42-33 13c-39 14-39-13-39-13l30-64c-16 19-31 39-45 61-11 19-25 40-25 62 0 4 9 10 17 8 25-7 51-7 73-19 20-9 29-34 46-50 6 9-1 19 5 28 11-23 12-46 14-71z">
            <text:p/>
          </draw:path>
          <draw:path draw:style-name="gr2" draw:layer="layout" svg:width="0.061cm" svg:height="0.057cm" svg:x="1.194cm" svg:y="0.535cm" svg:viewBox="0 0 62 58" svg:d="m62 17c-29-38-57-1-57-1-14 22 5 42 5 42l2-5c-15-23 5-40 5-40 21 22 45 4 45 4z">
            <text:p/>
          </draw:path>
          <draw:path draw:style-name="gr2" draw:layer="layout" svg:width="0.057cm" svg:height="0.055cm" svg:x="1.188cm" svg:y="0.488cm" svg:viewBox="0 0 58 56" svg:d="m57 14c0-13-16-7-22 0-2-4 4-7 2-11s-7-3-10-2c-6 2-2 8-3 13-10-6-22-13-24 3-1 10 13 5 15 14-4 1-11-3-13 3-1 3-2 9 2 10 7 2 14-1 19-5 0 9-5 21 9 16 7-2 5-11 5-19 3 7 11 5 14 9 3-4 4-7 6-11 5-11-9-6-11-12 6 2 10-3 10-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an/Woman</dc:title>
    <meta:creation-date>2011-02-07T16:39:32</meta:creation-date>
    <meta:editing-duration>P0D</meta:editing-duration>
    <meta:editing-cycles>1</meta:editing-cycles>
    <meta:document-statistic meta:object-count="32"/>
    <meta:generator>OpenOffice.org/3.3$Linux OpenOffice.org_project/330m20$Build-9567</meta:generator>
  </office:meta>
</office:document-meta>
</file>